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Mono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4931a" officeooo:paragraph-rsid="0014931a"/>
    </style:style>
    <style:style style:name="P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letter-spacing="normal"/>
    </style:style>
    <style:style style:name="P7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letter-spacing="normal"/>
    </style:style>
    <style:style style:name="P8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fo:orphans="2" fo:widows="2" fo:background-color="#f5f5f5" fo:padding="0.0937in" fo:border="0.06pt solid #c7cdd1"/>
      <style:text-properties style:font-name="Liberation Mono"/>
    </style:style>
    <style:style style:name="T1" style:family="text">
      <style:text-properties fo:font-style="normal" fo:font-weight="normal"/>
    </style:style>
    <style:style style:name="T2" style:family="text">
      <style:text-properties officeooo:rsid="0014931a"/>
    </style:style>
    <style:style style:name="T3" style:family="text">
      <style:text-properties officeooo:rsid="0015d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remy Holloway</text:p>
      <text:p text:style-name="P3">CPSC-3220-001</text:p>
      <text:p text:style-name="P3">6/6/2019</text:p>
      <text:p text:style-name="P3"/>
      <text:p text:style-name="P4">Pre-class Assignment #14</text:p>
      <text:p text:style-name="P5"/>
      <text:p text:style-name="P2">Relevant Materials: <text:line-break/>OSPP textbook, chapter 8, sections 8.3-8.5 <text:line-break/>chapter 8 slides</text:p>
      <text:p text:style-name="P2"/>
      <text:p text:style-name="P2">1. Define the following terms:</text:p>
      <text:p text:style-name="P2"><text:tab/>- TLB: <text:span text:style-name="T2">A small hardware table containing the results of recent <text:tab/>address translations.</text:span><text:line-break/><text:tab/>- superpage: <text:span text:style-name="T2">A set of contiguous pages in physical memory that <text:tab/>map a continuous region of virtual memory, where the pages are <text:tab/>aligned so that they share the same high-order(superpage) <text:tab/>address.</text:span><text:line-break/><text:tab/>- tagged TLB: <text:span text:style-name="T2">A translation lookaside buffer whose entries <text:tab/>contain a process ID; only entries for the currently running <text:tab/>process are used during translation. This allows TLB entries for <text:tab/>a process to remain in the TLB when the process is switched out.</text:span><text:line-break/><text:tab/>- TLB shootdown: <text:span text:style-name="T2">A request to another processor to remove a <text:tab/>newly invalid TLB entry.</text:span></text:p>
      <text:p text:style-name="P2"/>
      <text:p text:style-name="P2">2. Name a reason why you would need to do a TLB flush.</text:p>
      <text:p text:style-name="P2"><text:tab/><text:span text:style-name="T2">To perform a context switch, the flush will change the hardware page table register to point to the new process’s page table by discarding the contents of the TLB.</text:span></text:p>
      <text:p text:style-name="P2"/>
      <text:p text:style-name="P2">3. Consider the following two approaches to zero matrix "a". Assume that matrix a is stored in row-major order, that a double-precision value is 8 bytes, that the page size is 4 KiB, that the i and j index variables are register-allocated rather than memory allocated, and that you have a traditional TLB with 8 entries. For each approach, compute the number of TLB misses, assuming that for each approach the TLB starts off as empty.</text:p>
      <text:p text:style-name="P2"/>
      <text:p text:style-name="P6"><text:s text:c="8"/><text:span text:style-name="T1">double a[1024][1024];</text:span></text:p>
      <text:p text:style-name="P8"/>
      <text:p text:style-name="P7"><text:s text:c="8"/><text:span text:style-name="T1">// approach 1 - ij loop ordering</text:span></text:p>
      <text:p text:style-name="P7"><text:s text:c="8"/><text:span text:style-name="T1">for( i = 0; i &lt; 1024; i++ ){</text:span></text:p>
      <text:p text:style-name="P7"><text:s text:c="16"/><text:span text:style-name="T1">for( j = 0; j &lt; 1024; j++ ){</text:span></text:p>
      <text:p text:style-name="P7"><text:s text:c="24"/><text:span text:style-name="T1">a[i][j] = 0.0;</text:span></text:p>
      <text:p text:style-name="P7"><text:s text:c="16"/><text:span text:style-name="T1">}</text:span></text:p>
      <text:p text:style-name="P7"><text:soft-page-break/><text:s text:c="8"/><text:span text:style-name="T1">}</text:span></text:p>
      <text:p text:style-name="P8"/>
      <text:p text:style-name="P7"><text:s text:c="8"/><text:span text:style-name="T1">// approach 2 - ji loop ordering</text:span></text:p>
      <text:p text:style-name="P7"><text:s text:c="8"/><text:span text:style-name="T1">for( j = 0; j &lt; 1024; j++ ){</text:span></text:p>
      <text:p text:style-name="P7"><text:s text:c="16"/><text:span text:style-name="T1">for( i = 0; i &lt; 1024; i++ ){</text:span></text:p>
      <text:p text:style-name="P7"><text:s text:c="24"/><text:span text:style-name="T1">a[i][j] = 0.0;</text:span></text:p>
      <text:p text:style-name="P7"><text:s text:c="16"/><text:span text:style-name="T1">}</text:span></text:p>
      <text:p text:style-name="P7"><text:s text:c="8"/><text:span text:style-name="T1">}</text:span></text:p>
      <text:p text:style-name="P8"/>
      <text:p text:style-name="P2"><text:tab/><text:span text:style-name="T3">The TLB will miss the first lookup every time and then miss so we can say the number of misses = 1024 / 8 = 128 misses.</text:span></text:p>
      <text:p text:style-name="P2"/>
      <text:p text:style-name="P2">4. Explain the purpose of the attack described in section 8.4.2 of jumping into the middle of an x86 instruction. Would checking a table of valid branch targets as part of simulating an indirect branch prevent this?</text:p>
      <text:p text:style-name="P2"><text:tab/><text:span text:style-name="T3">The attacker might be trying to access protected information or skip permissions checks for load and stores. <text:s/>As long as we can protect the table from being modified the author suggests using a table with only valid entry points into the co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7:57.863464914</meta:creation-date>
    <dc:date>2019-06-05T18:20:52.492028755</dc:date>
    <meta:editing-duration>PT1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410" meta:character-count="2423" meta:non-whitespace-character-count="1853"/>
  </office:meta>
</office:document-meta>
</file>